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h text:style-name="Heading_20_2" text:outline-level="2"><text:bookmark text:name="mntl-sc-block_1-0-5"/>Why Packages? </text:h>
      <text:section text:style-name="Sect1" text:name="mntl-sc-block_1-0-6">
        <text:p text:style-name="Text_20_body">Because each Linux computer or server uses different software—including different kernels—developers cannot guarantee that a "Linux program" will run correctly on any given computer. To fix this interoperability problem, packages include a manifest of <text:span text:style-name="Emphasis">dependencies</text:span>, or lists of programs and versions that must be satisfied for the packaged software to run correctly on a given computer.</text:p>
      </text:section>
      <text:p text:style-name="Text_20_body"/>
      <text:h text:style-name="Heading_20_2" text:outline-level="2"><text:bookmark text:name="mntl-sc-block_1-0-8"/>How Do I Use Packages? </text:h>
      <text:section text:style-name="Sect1" text:name="mntl-sc-block_1-0-9">
        <text:p text:style-name="Text_20_body">Linux supports several major different types of package managers. Each performs the same basic function of installing and managing new programs, but each uses a slightly different under-the-hood architecture and different user interfaces to perform the package-manager's core tasks.</text:p>
      </text:section>
      <text:section text:style-name="Sect1" text:name="mntl-sc-block_1-0-10">
        <text:p text:style-name="Text_20_body"/>
      </text:section>
      <text:section text:style-name="Sect1" text:name="mntl-sc-block_1-0-11">
        <text:p text:style-name="Text_20_body">Common package-management systems include:</text:p>
      </text:section>
      <text:section text:style-name="Sect1" text:name="mntl-sc-block_1-0-12">
        <text:p text:style-name="Text_20_body"/>
      </text:section>
      <text:section text:style-name="Sect1" text:name="mntl-sc-block_1-0-13">
        <text:list xml:id="list481757026" text:style-name="L1">
          <text:list-item>
            <text:p text:style-name="P2"><text:span text:style-name="Strong_20_Emphasis">DPKG</text:span>: The base package manager for Debian-based distributions.</text:p>
          </text:list-item>
          <text:list-item>
            <text:p text:style-name="P2"><text:span text:style-name="Strong_20_Emphasis">Apt</text:span>: A front-end for the DPKG system, found in Debian-based distributions, such as Ubuntu, Linux Mint, and Elementary OS.</text:p>
          </text:list-item>
          <text:list-item>
            <text:p text:style-name="P2"><text:span text:style-name="Strong_20_Emphasis">Apt-get</text:span>: A more feature-rich front-end for the DPKG system, found in Debian-based distributions.</text:p>
          </text:list-item>
          <text:list-item>
            <text:p text:style-name="P2"><text:span text:style-name="Strong_20_Emphasis">RPM</text:span>: The base package manager found in Red Hat-based distributions, such as Red Hat Enterprise Linux, CentOS, and Fedora.</text:p>
          </text:list-item>
          <text:list-item>
            <text:p text:style-name="P2"><text:span text:style-name="Strong_20_Emphasis">Yum</text:span>: A front-end for the RPM system, found in Red Hat-based distributions.</text:p>
          </text:list-item>
          <text:list-item>
            <text:p text:style-name="P2"><text:span text:style-name="Strong_20_Emphasis">Dnf</text:span>: A more feature-rich front-end for the RPM system.</text:p>
          </text:list-item>
          <text:list-item>
            <text:p text:style-name="P2"><text:span text:style-name="Strong_20_Emphasis">ZYpp</text:span>: Found in SUSE and OpenSUSE.</text:p>
          </text:list-item>
          <text:list-item>
            <text:p text:style-name="P1"><text:span text:style-name="Strong_20_Emphasis">Pacman</text:span>: The package manager for Arch Linux-based distributions.</text:p>
          </text:list-item>
        </text:list>
      </text:section>
      <text:section text:style-name="Sect1" text:name="mntl-sc-block_1-0-14">
        <text:p text:style-name="Text_20_body"/>
        <text:section text:style-name="Sect1" text:name="mntl-block_7-0">
          <text:p text:style-name="Text_20_body"/>
        </text:section>
      </text:section>
      <text:section text:style-name="Sect1" text:name="mntl-sc-block_1-0-15">
        <text:p text:style-name="Text_20_body">Regardless of the specific package manager, the process of maintaining software on a Linux-based computer is generally the same. You launch a software catalog that reads from one or more <text:span text:style-name="Emphasis">repositories</text:span> (archives of software optimized for a given platform). Pick-and-choose which software to install or un-install through the graphical catalog, or use a shell session to execute the commands manually.</text:p>
      </text:section>
      <text:section text:style-name="Sect1" text:name="mntl-sc-block_1-0-16">
        <text:p text:style-name="Text_20_body"/>
        <text:section text:style-name="Sect1" text:name="mntl-block_8-0">
          <text:p text:style-name="Text_20_body"/>
        </text:section>
      </text:section>
      <text:h text:style-name="Heading_20_2" text:outline-level="2"><text:bookmark text:name="what-is-an-alternative-to-a-package"/><text:bookmark text:name="mntl-sc-block_1-0-17"/>What is an Alternative to a Package? </text:h>
      <text:section text:style-name="Sect1" text:name="mntl-sc-block_1-0-18">
        <text:p text:style-name="Text_20_body">Although packages remain the tried-and-true method of distributing Linux software, in recent years alternative technologies aim to simplify software management. For example, the new Snap format treats programs as self-contained, isolated objects that run in their own protected space, so they aren't "dependent on dependencies."</text:p>
      </text:section>
      <text:section text:style-name="Sect1" text:name="mntl-sc-block_1-0-19">
        <text:p text:style-name="Text_20_body"/>
      </text:section>
      <text:section text:style-name="Sect1" text:name="mntl-sc-block_1-0-20">
        <text:p text:style-name="Text_20_body">In addition, the <text:span text:style-name="Emphasis">really </text:span>old-school method of software installation requires compilation from source. This process is less common than it used to be, although Linux veterans and Slackware aficionados still do it. A compilation-from-source installation requires that you obtain the actual code for a program, which you then compile and install on your own computer. This process is, in theory, more efficient—the installation is optimized for your specific computer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00:39:12.793429789</meta:creation-date>
    <dc:date>2020-03-14T00:41:31.564938804</dc:date>
    <meta:editing-duration>PT2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392" meta:character-count="2605" meta:non-whitespace-character-count="2238"/>
  </office:meta>
</office:document-meta>
</file>